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463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oulet Sauce Cerfeuil &amp; Épinards Crémeux</text:h>
      <text:h text:style-name="Heading_20_4" text:outline-level="4">Recette pour robot de cuisine | 4 personnes max | Famille &lt;650 Kcal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5-35 min</text:p>
        </text:list-item>
        <text:list-item>
          <text:p text:style-name="P2"><text:span text:style-name="Strong_20_Emphasis">À table dans</text:span>: 50-6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Éplucheur</text:p>
        </text:list-item>
        <text:list-item>
          <text:p text:style-name="P5">Passoire</text:p>
        </text:list-item>
        <text:list-item>
          <text:p text:style-name="P4">Poê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Patate douce</text:span> : 1 pièce(s)</text:p>
        </text:list-item>
        <text:list-item>
          <text:p text:style-name="P8"><text:span text:style-name="Strong_20_Emphasis">Épinards</text:span> : 1 sachet(s)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Cerfeuil</text:span> : 1/2 sachet(s)</text:p>
        </text:list-item>
        <text:list-item>
          <text:p text:style-name="P8"><text:span text:style-name="Strong_20_Emphasis">Blanc de poulet</text:span> : 200 g</text:p>
        </text:list-item>
        <text:list-item>
          <text:p text:style-name="P8"><text:span text:style-name="Strong_20_Emphasis">Crème liquide</text:span> : 100 ml</text:p>
        </text:list-item>
        <text:list-item>
          <text:p text:style-name="P8"><text:span text:style-name="Strong_20_Emphasis">Cube de bouillon de volaille</text:span> : 1/2 pièce(s)</text:p>
        </text:list-item>
        <text:list-item>
          <text:p text:style-name="P8"><text:span text:style-name="Strong_20_Emphasis">Beurre</text:span> : 2 cc</text:p>
        </text:list-item>
        <text:list-item>
          <text:p text:style-name="P8"><text:span text:style-name="Strong_20_Emphasis">Huile d'olive</text:span> : 1 cs</text:p>
        </text:list-item>
        <text:list-item>
          <text:p text:style-name="P8"><text:span text:style-name="Strong_20_Emphasis">Vinaigre de vin rouge ou de cidre</text:span> : 1 cc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Mise en place :</text:h>
      <text:list text:style-name="L5">
        <text:list-item>
          <text:p text:style-name="P10">Épluchez la patate douce et coupez-la en dés de 2 cm.</text:p>
        </text:list-item>
        <text:list-item>
          <text:p text:style-name="P10">Ciselez l'oignon et l'ail.</text:p>
        </text:list-item>
        <text:list-item>
          <text:p text:style-name="P10">Effeuillez et ciselez le cerfeuil.</text:p>
        </text:list-item>
        <text:list-item>
          <text:p text:style-name="P9">Recoupez le poulet en plus petits dés.</text:p>
        </text:list-item>
      </text:list>
      <text:h text:style-name="Heading_20_4" text:outline-level="4"><text:soft-page-break/>Cuisson des légumes :</text:h>
      <text:list text:style-name="L6">
        <text:list-item>
          <text:p text:style-name="P12">Ajoutez la patate douce dans la cuve du robot, couvrez d'eau à hauteur et émiettez le cube de bouillon par-dessus.</text:p>
        </text:list-item>
        <text:list-item>
          <text:p text:style-name="P12">Rincez la quantité indiquée d'épinards, puis placez-les dans le panier vapeur (s'il y en a trop, faites-les cuire en deux fois).</text:p>
        </text:list-item>
        <text:list-item>
          <text:p text:style-name="P12">Faites mijoter le tout 20 min à 120°C à vitesse minimum.</text:p>
        </text:list-item>
        <text:list-item>
          <text:p text:style-name="P11">Contrôlez la cuisson de la patate douce avec la pointe d'un couteau. Si elle n'est pas encore cuite, prolongez la cuisson de 3-5 min.</text:p>
        </text:list-item>
      </text:list>
      <text:h text:style-name="Heading_20_4" text:outline-level="4">Cuire la viande :</text:h>
      <text:list text:style-name="L7">
        <text:list-item>
          <text:p text:style-name="P14">Faites fondre une noix de beurre dans une poêle à feu moyen-vif.</text:p>
        </text:list-item>
        <text:list-item>
          <text:p text:style-name="P14">Faites-y colorer le poulet 1-2 min de tous les côtés.</text:p>
        </text:list-item>
        <text:list-item>
          <text:p text:style-name="P13">Réservez-les dans une assiette recouverte d'aluminium.</text:p>
        </text:list-item>
      </text:list>
      <text:h text:style-name="Heading_20_4" text:outline-level="4">Faire la sauce :</text:h>
      <text:list text:style-name="L8">
        <text:list-item>
          <text:p text:style-name="P16">Déglacez la poêle en versant un filet de vinaigre de vin rouge, puis ajoutez l'oignon, l'ail et un filet d'eau. Laissez cuire 6-8 min à feu moyen-vif.</text:p>
        </text:list-item>
        <text:list-item>
          <text:p text:style-name="P16">Lorsque les oignons sont cuits et translucides, baissez le feu sur moyen.</text:p>
        </text:list-item>
        <text:list-item>
          <text:p text:style-name="P16">Ajoutez la crème, le poulet et le cerfeuil (cette herbe a un goût puissant ! Dosez-la selon votre goût).</text:p>
        </text:list-item>
        <text:list-item>
          <text:p text:style-name="P15">Faites réduire 2-3 min à feu moyen, ou jusqu'à ce que la sauce soit épaisse et le poulet cuit à cœur (il ne doit plus être rosé).</text:p>
        </text:list-item>
      </text:list>
      <text:h text:style-name="Heading_20_4" text:outline-level="4">Faire la purée :</text:h>
      <text:list text:style-name="L9">
        <text:list-item>
          <text:p text:style-name="P18">Quand la patate douce est cuite, égouttez-la.</text:p>
        </text:list-item>
        <text:list-item>
          <text:p text:style-name="P18">Remettez-la dans la cuve, ajoutez-y une généreuse noix de beurre et mixez 2 min à vitesse moyenne.</text:p>
        </text:list-item>
        <text:list-item>
          <text:p text:style-name="P17">Ajustez l'assaisonnement en sel et en poivre et rectifiez la texture de la purée en ajoutant un filet de lait si besoin.</text:p>
        </text:list-item>
      </text:list>
      <text:h text:style-name="Heading_20_4" text:outline-level="4">Finir et servir :</text:h>
      <text:list text:style-name="L10">
        <text:list-item>
          <text:p text:style-name="P20">Ajoutez les épinards dans la poêle du poulet et mélangez quelques secondes pour les lier à la sauce.</text:p>
        </text:list-item>
        <text:list-item>
          <text:p text:style-name="P20">Servez la purée de patate douce au milieu des assiettes.</text:p>
        </text:list-item>
        <text:list-item>
          <text:p text:style-name="P19">Faites un petit puits au centre de la purée et ajoutez-y le poulet aux épinards. A vos fourchettes !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11">
        <text:list-item>
          <text:p text:style-name="P22"><text:span text:style-name="Strong_20_Emphasis">Énergie (kJ/kcal)</text:span> : 2623/627</text:p>
        </text:list-item>
        <text:list-item>
          <text:p text:style-name="P22"><text:span text:style-name="Strong_20_Emphasis">Lipides total (g)</text:span> : 30</text:p>
        </text:list-item>
        <text:list-item>
          <text:p text:style-name="P22"><text:span text:style-name="Strong_20_Emphasis">Dont saturés (g)</text:span> : 13,7</text:p>
        </text:list-item>
        <text:list-item>
          <text:p text:style-name="P22"><text:span text:style-name="Strong_20_Emphasis">Glucides (g)</text:span> : 65</text:p>
        </text:list-item>
        <text:list-item>
          <text:p text:style-name="P22"><text:soft-page-break/><text:span text:style-name="Strong_20_Emphasis">Dont sucres (g)</text:span> : 21,5</text:p>
        </text:list-item>
        <text:list-item>
          <text:p text:style-name="P22"><text:span text:style-name="Strong_20_Emphasis">Fibres (g)</text:span> : 11</text:p>
        </text:list-item>
        <text:list-item>
          <text:p text:style-name="P22"><text:span text:style-name="Strong_20_Emphasis">Protéines (g)</text:span> : 32</text:p>
        </text:list-item>
        <text:list-item>
          <text:p text:style-name="P21"><text:span text:style-name="Strong_20_Emphasis">Sel (g)</text:span> : 2,5</text:p>
        </text:list-item>
      </text:list>
      <text:p text:style-name="Text_20_body"><text:span text:style-name="Strong_20_Emphasis">Pour 100 g :</text:span></text:p>
      <text:list text:style-name="L12">
        <text:list-item>
          <text:p text:style-name="P24"><text:span text:style-name="Strong_20_Emphasis">Énergie (kJ/kcal)</text:span> : 472/113</text:p>
        </text:list-item>
        <text:list-item>
          <text:p text:style-name="P24"><text:span text:style-name="Strong_20_Emphasis">Lipides total (g)</text:span> : 5</text:p>
        </text:list-item>
        <text:list-item>
          <text:p text:style-name="P24"><text:span text:style-name="Strong_20_Emphasis">Dont saturés (g)</text:span> : 2,5</text:p>
        </text:list-item>
        <text:list-item>
          <text:p text:style-name="P24"><text:span text:style-name="Strong_20_Emphasis">Glucides (g)</text:span> : 12</text:p>
        </text:list-item>
        <text:list-item>
          <text:p text:style-name="P24"><text:span text:style-name="Strong_20_Emphasis">Dont sucres (g)</text:span> : 3,9</text:p>
        </text:list-item>
        <text:list-item>
          <text:p text:style-name="P24"><text:span text:style-name="Strong_20_Emphasis">Fibres (g)</text:span> : 2</text:p>
        </text:list-item>
        <text:list-item>
          <text:p text:style-name="P24"><text:span text:style-name="Strong_20_Emphasis">Protéines (g)</text:span> : 6</text:p>
        </text:list-item>
        <text:list-item>
          <text:p text:style-name="P23"><text:span text:style-name="Strong_20_Emphasis">Sel (g)</text:span> : 0,4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6:53:28.900803386</dc:date>
    <meta:editing-duration>PT5M52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73" meta:word-count="618" meta:character-count="3107" meta:non-whitespace-character-count="2617"/>
  </office:meta>
</office:document-meta>
</file>